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0784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9" style:parent-style-name="Standard" style:family="paragraph">
      <style:text-properties style:font-name="Times New Roman" style:font-name-complex="Times New Roman" fo:font-weight="bold" style:font-weight-asian="bold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font-size="36pt" style:font-size-asian="36pt" style:font-size-complex="36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30" style:parent-style-name="Standard" style:family="paragraph">
      <style:text-properties style:font-name="Times New Roman" style:font-name-complex="Times New Roman" fo:font-weight="bold" style:font-weight-asian="bold"/>
    </style:style>
    <style:style style:name="P31" style:parent-style-name="Standard" style:family="paragraph">
      <style:text-properties style:font-name="Times New Roman" style:font-name-complex="Times New Roman" fo:font-weight="bold" style:font-weight-asian="bold"/>
    </style:style>
    <style:style style:name="P32" style:parent-style-name="Standard" style:family="paragraph">
      <style:paragraph-properties fo:text-align="end"/>
    </style:style>
  </office:automatic-styles>
  <office:body>
    <office:text text:use-soft-page-breaks="true">
      <text:p text:style-name="P1"><text:span text:style-name="T6">МИНИСТЕРСТВО ОБРАЗОВАНИЯ, НАУКИ И МОЛОДЕЖИ РЕСПУБЛИКИ КРЫМ</text:span></text:p>
      <text:p text:style-name="P7"><text:span text:style-name="T8">ГОСУДАРСТВЕННОЕ БЮДЖЕТНОЕ ОБРАЗОВАТЕЛЬНОЕ УЧРЕЖДЕНИЕ</text:span></text:p>
      <text:p text:style-name="P9"><text:span text:style-name="T10">ВЫСШЕГО ОБРАЗОВАНИЯ РЕСПУБЛИКИ КРЫМ</text:span></text:p>
      <text:p text:style-name="P11">«КРЫМСКИЙ ИНЖЕНЕРНО-ПЕДАГОГИЧЕСКИЙ<text:s/>УНИВЕРСИТЕТ»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ПОРТФОЛИО</text:span></text:p>
      <text:p text:style-name="P22">Вид деятельности ____________________________________</text:p>
      <text:p text:style-name="P23">Студента____________________________________________</text:p>
      <text:p text:style-name="P24">факультета__________________________________________</text:p>
      <text:p text:style-name="P25">специальности_______________________________________</text:p>
      <text:p text:style-name="P26">Группы_____________________________________________</text:p>
      <text:p text:style-name="P27"/>
      <text:p text:style-name="P28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complex="F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complex="F" fo:color="#1F4D78" fo:font-size="12pt" style:font-size-asian="12pt" style:font-size-complex="12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Симферополь</text:span></text:p>
        <text:p text:style-name="P4"><text:span text:style-name="T5">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N 7</meta:initial-creator>
    <dc:creator>183</dc:creator>
    <meta:creation-date>2017-01-13T13:10:00Z</meta:creation-date>
    <dc:date>2017-06-29T09:24:00Z</dc:date>
    <meta:template xlink:href="Normal" xlink:type="simple"/>
    <meta:editing-cycles>13</meta:editing-cycles>
    <meta:editing-duration>PT120S</meta:editing-duration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2" meta:character-count="484" meta:row-count="3" meta:non-whitespace-character-count="413"/>
  </office:meta>
</office:document-meta>
</file>